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ldfire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ust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Dust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oubleRainbow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oudy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Windy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ldfire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ldfir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quake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oubleRainbow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Sn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d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oud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Wildfir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Earthquake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oubleRainbow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Snow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Windy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1020"/>
        </table:table-row>
        <table:table-row table:style-name="ro2" table:number-rows-repeated="10480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22:43:27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9-09T22:43:56.555000000</dc:date>
    <meta:editing-cycles>49</meta:editing-cycles>
    <meta:editing-duration>PT2H44M30S</meta:editing-duration>
    <meta:generator>LibreOffice/5.3.4.2$Windows_X86_64 LibreOffice_project/f82d347ccc0be322489bf7da61d7e4ad13fe2ff3</meta:generator>
    <meta:document-statistic meta:table-count="1" meta:cell-count="191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